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3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4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5" style:family="paragraph" style:parent-style-name="Text_20_body">
      <style:text-properties fo:font-size="15pt" officeooo:paragraph-rsid="0001e625" style:font-size-asian="15pt" style:font-size-complex="15pt"/>
    </style:style>
    <style:style style:name="P6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P10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P11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1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0be9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12"/>
      <text:p text:style-name="P1"><text:span text:style-name="T4">允言老師ê論文「台語變調系統實作研究」有用著</text:span><text:span text:style-name="T5">17段文本，</text:span></text:p>
      <text:p text:style-name="P13"/>
      <text:p text:style-name="P8">因為希望這<text:span text:style-name="T3">17</text:span>段錄音稿ē-tàng來當做台語界論文實驗ê標準，</text:p>
      <text:p text:style-name="P7">所以需要秀容老師ê唸法kah 允言老師ê標記相仝。</text:p>
      <text:p text:style-name="P7">有羅馬字ê就是beh唸ê文稿。</text:p>
      <text:list xml:id="list1065775432" text:style-name="L1">
        <text:list-item>
          <text:p text:style-name="P11"># 代表前一字唸本調</text:p>
        </text:list-item>
      </text:list>
      <text:p text:style-name="P6"/>
      <text:p text:style-name="P6">0612-<text:span text:style-name="T6">8段觀察文本</text:span></text:p>
      <text:p text:style-name="P8">1.</text:p>
      <text:p text:style-name="P3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3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3"/>
      <text:p text:style-name="P3">東部傳道見聞記，陳降祥著，1961</text:p>
      <text:p text:style-name="P3">Tang-pōo Thuân-tō Kiàn-bûn-kì, Tân Kàng-siông tù, it kiú lio̍k it</text:p>
      <text:p text:style-name="P3"/>
      <text:p text:style-name="P3"/>
      <text:p text:style-name="P9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3"/>
      <text:p text:style-name="P3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3"/>
      <text:p text:style-name="P3">草堆頂的眠夢──兒童宗教故事，黃懷恩著，1955</text:p>
      <text:p text:style-name="P3">Tsháu-tui-tíng ê Bîn-bāng ── Jî-tông Tsong-kàu Kòo-sū, N̂g Huâi-un tù, it kiú ngóo ngóo</text:p>
      <text:p text:style-name="P3"/>
      <text:p text:style-name="P3"/>
      <text:p text:style-name="P9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4"><text:line-break/>---台日大辭典(台文譯本)--<text:line-break/>tsînn [晴] 好天氣。</text:p>
      <text:p text:style-name="P3"/>
      <text:p text:style-name="P3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3"/>
      <text:p text:style-name="P3">新聞的雜錄，1913</text:p>
      <text:p text:style-name="P3">Sin-bûn ê Tsa̍p-lio̍k, it kiú it sam</text:p>
      <text:p text:style-name="P3"/>
      <text:p text:style-name="P3"><text:line-break/>---台日大辭典(台文譯本)---<text:line-break/>bāi [覓] (1) 探訪。 (2) 走chhōe。 (3) 附tī動詞後表示試意。</text:p>
      <text:p text:style-name="P9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3"/>
      <text:p text:style-name="P3"/>
      <text:p text:style-name="P3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2"/>
      <text:p text:style-name="P2"><text:soft-page-break/></text:p>
      <text:p text:style-name="P2">十項管見，蔡培火著，1924</text:p>
      <text:p text:style-name="P2">Tsa̍p Hāng Kuán-kiàn, Tshuà Puê-hué tù, it kiú jī sù</text:p>
      <text:p text:style-name="P2"/>
      <text:p text:style-name="P10">0705<text:span text:style-name="T7">-</text:span><text:span text:style-name="T8">9段試驗文本</text:span></text:p>
      <text:p text:style-name="P2">1.</text:p>
      <text:p text:style-name="P5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5"><text:line-break/>--- 台日大辭典(台文譯本)---<text:line-break/>kuē [快] (1) 姓。 (2) 容易。<text:line-break/>kué-seh [解說] 說明；解釋。</text:p>
      <text:p text:style-name="P5"><text:soft-page-break/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5"/>
      <text:p text:style-name="P5">白話字ê利益，劉茂清著，1886</text:p>
      <text:p text:style-name="P5">Pe̍h-uē-jī ê Lī-ik, Lâu Bô͘-chheng tù, 1886</text:p>
      <text:p text:style-name="P5"/>
      <text:p text:style-name="P5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5"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<text:soft-page-break/>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5"/>
      <text:p text:style-name="P5">交戰ê消息，臺南府城教會報編輯室著，1905</text:p>
      <text:p text:style-name="P5">Kau-tsiàn ê Siau-sit, Tâi-lâm Hú-siânn Kàu-huē-pò Pian-tsi̍p-sik tù, 1905 </text:p>
      <text:p text:style-name="P5"/>
      <text:p text:style-name="P5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5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<text:soft-page-break/>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5"/>
      <text:p text:style-name="P5">疼你贏過通世間，賴仁聲著，1955</text:p>
      <text:p text:style-name="P5">Thiànn Lí Iânn Kè Thong Sè-kan, Luā Jîn-sing tù,1955</text:p>
      <text:p text:style-name="P5"/>
      <text:p text:style-name="P5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 kuè-lâi, iōng tsi̍t ê tsin thian-tsin koh lōng-bān ê tshiò-iông kā ìn, "Mā m̄ tsai-iánn lí uī siánn-mih tī hia leh thóo tuā-khuì."</text:p>
      <text:p text:style-name="P5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5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<text:soft-page-break/>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--kuè-lâi tsit bōo siá--lo̍h-lâi, koh ka-siōng kiat-bué siōng tsing-tshái tsit tuānn."</text:p>
      <text:p text:style-name="P5"/>
      <text:p text:style-name="P5"/>
      <text:p text:style-name="P5"/>
      <text:p text:style-name="P5">愛你kap愛伊平仔濟，盧誕春著，1997</text:p>
      <text:p text:style-name="P5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2:50:37.905689824</dc:date>
    <meta:editing-duration>PT20M2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9" meta:paragraph-count="47" meta:word-count="3735" meta:character-count="9823" meta:non-whitespace-character-count="8639"/>
  </office:meta>
</office:document-meta>
</file>